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top="0cm" fo:margin-bottom="0.499cm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position="sub 58%"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style:text-position="sub 58%" fo:font-weight="normal" style:font-weight-asian="normal" style:font-weight-complex="normal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 is not moving in the direction of red colored x axis but in different direction and teh x position in inspector is increasing </text:p>
      <text:p text:style-name="P2"/>
      <text:p text:style-name="P6">Got it! The key issue seems to be that the object is not moving along the <text:span text:style-name="Strong_20_Emphasis">red X axis</text:span> (the one you expect), but instead moving in a <text:span text:style-name="Strong_20_Emphasis">different direction</text:span>, even though its <text:span text:style-name="Strong_20_Emphasis">X position</text:span> in the Inspector is increasing.</text:p>
      <text:h text:style-name="Heading_20_3" text:outline-level="3">Here's what might be going on and how to fix it:</text:h>
      <text:list xml:id="list1187481520376391748" text:style-name="L1">
        <text:list-item>
          <text:p text:style-name="P4"><text:span text:style-name="Strong_20_Emphasis">Object's Initial Rotation:</text:span></text:p>
          <text:list>
            <text:list-item>
              <text:p text:style-name="P7">If your object is rotated (it has a non-zero rotation), the <text:span text:style-name="Strong_20_Emphasis">local axes</text:span> of the object (the red, green, and blue arrows) will not match the <text:span text:style-name="Strong_20_Emphasis">global axes</text:span> (the world axes). </text:p>
            </text:list-item>
            <text:list-item>
              <text:p text:style-name="P4">Even though the <text:span text:style-name="Strong_20_Emphasis">red X axis</text:span> is supposed to represent movement in the X direction, the object might not be moving along it if the object is rotated. </text:p>
            </text:list-item>
          </text:list>
          <text:p text:style-name="P4"><text:span text:style-name="Strong_20_Emphasis">Fix</text:span>: Reset the object's rotation, or make sure it moves in its local X axis, not the world X axis.</text:p>
        </text:list-item>
        <text:list-item>
          <text:p text:style-name="P4"><text:span text:style-name="Strong_20_Emphasis">Moving Along Local Axis Instead of Global Axis:</text:span></text:p>
          <text:list>
            <text:list-item>
              <text:p text:style-name="P4">If you're using <text:span text:style-name="Strong_20_Emphasis"><text:span text:style-name="Source_20_Text">rb.velocity = new Vector3(5, 0, 0);</text:span></text:span>, this moves the object along the <text:span text:style-name="Strong_20_Emphasis">global X axis</text:span> (world space). If the object is rotated, this will make the object move <text:span text:style-name="Strong_20_Emphasis">diagonally</text:span> or in a different direction relative to its local space. </text:p>
            </text:list-item>
          </text:list>
          <text:p text:style-name="P4"><text:span text:style-name="Strong_20_Emphasis">Fix</text:span>: To move the object in the direction of its <text:span text:style-name="Strong_20_Emphasis">local X axis</text:span> (the red line in the object's local space), you need to convert your movement to the object's local space. You can do this by using <text:span text:style-name="Source_20_Text">transform.right</text:span> (which is the local X direction) instead of directly setting the velocity.</text:p>
          <text:p text:style-name="P4">Example:</text:p>
          <text:p text:style-name="P1"><text:span text:style-name="Source_20_Text">rb.velocity = transform.right * 5f; // Moves the object along its local X axis</text:span></text:p>
          <text:p text:style-name="P4">This will make sure the object moves along its red X axis regardless of its rotation.</text:p>
        </text:list-item>
        <text:list-item>
          <text:p text:style-name="P4"><text:span text:style-name="Strong_20_Emphasis">Make Sure You Are Not Applying Any Other Forces:</text:span></text:p>
          <text:list>
            <text:list-item>
              <text:p text:style-name="P4">Check if you have any other forces or velocities applied to the object (like gravity or forces on the Y or Z axis). These could be affecting the object's movement, causing it to move in an unexpected direction. </text:p>
            </text:list-item>
          </text:list>
        </text:list-item>
      </text:list>
      <text:h text:style-name="Heading_20_3" text:outline-level="3">Summary:</text:h>
      <text:list xml:id="list6404077266217656104" text:style-name="L2">
        <text:list-item>
          <text:p text:style-name="P8"><text:span text:style-name="Strong_20_Emphasis">Rotation</text:span> can affect which way the object moves relative to its local axes. If your object is rotated, its <text:span text:style-name="Strong_20_Emphasis">red X axis</text:span> (local axis) might not align with the global X axis. </text:p>
        </text:list-item>
        <text:list-item>
          <text:p text:style-name="P5"><text:span text:style-name="Strong_20_Emphasis">Use </text:span><text:span text:style-name="Strong_20_Emphasis"><text:span text:style-name="Source_20_Text">transform.right</text:span></text:span> to make sure you move the object along its local X axis (the red one in the Scene View). </text:p>
        </text:list-item>
      </text:list>
      <text:p text:style-name="Text_20_body">Try using <text:span text:style-name="Source_20_Text">transform.right</text:span> and see if that moves the object the way you expect! Let me know if you're still having issu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0S</meta:editing-duration>
    <meta:editing-cycles>3</meta:editing-cycles>
    <meta:generator>OpenOffice/4.1.15$Win32 OpenOffice.org_project/4115m2$Build-9813</meta:generator>
    <dc:date>2025-02-16T19:12:00.26</dc:date>
    <meta:document-statistic meta:table-count="0" meta:image-count="0" meta:object-count="0" meta:page-count="1" meta:paragraph-count="19" meta:word-count="421" meta:character-count="2245"/>
    <meta:user-defined meta:name="Info 1"/>
    <meta:user-defined meta:name="Info 2"/>
    <meta:user-defined meta:name="Info 3"/>
    <meta:user-defined meta:name="Info 4"/>
  </office:meta>
</office:document-meta>
</file>